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4727272727273cm"/>
    </style:style>
    <style:style style:name="co2" style:family="table-column">
      <style:table-column-properties fo:break-before="auto" style:column-width="16.1636363636364cm" style:use-optimal-column-width="true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ZI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1</text:p>
          </table:table-cell>
          <table:table-cell office:value-type="string" table:style-name="ce1">
            <text:p>Specifica e progettazione saranno definite tramite diagrammi UML e linguaggio natural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2</text:p>
          </table:table-cell>
          <table:table-cell office:value-type="string" table:style-name="ce1">
            <text:p>Il sistema sarà implementato in Jav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3</text:p>
          </table:table-cell>
          <table:table-cell office:value-type="string" table:style-name="ce1">
            <text:p>L'interfaccia utente sarà realizzata tramite Java Swin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4</text:p>
          </table:table-cell>
          <table:table-cell office:value-type="string" table:style-name="ce1">
            <text:p>I database saranno implementati usando SQLite e Java DataBase Connectivit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5</text:p>
          </table:table-cell>
          <table:table-cell office:value-type="string" table:style-name="ce1">
            <text:p>Verrà utilizzato SQLiteBrowser per visulazzare e modificare i contenuti dei databas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6</text:p>
          </table:table-cell>
          <table:table-cell office:value-type="string" table:style-name="ce1">
            <text:p>Verrà utilizzato Visual Paradigm per disegnare i diagrammi UML e le bozze dell'interfaccia utent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7</text:p>
          </table:table-cell>
          <table:table-cell office:value-type="string" table:style-name="ce1">
            <text:p>Verrà utilizzato Gradle per compilare, eseguire e testare il codi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8</text:p>
          </table:table-cell>
          <table:table-cell office:value-type="string" table:style-name="ce1">
            <text:p>Verrà utilizzato Git per condividere documentazione e codice tra gli sviluppato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9</text:p>
          </table:table-cell>
          <table:table-cell office:value-type="string" table:style-name="ce1">
            <text:p>Verrà utilizzato GitLab come repository on-lin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0</text:p>
          </table:table-cell>
          <table:table-cell office:value-type="string" table:style-name="ce1">
            <text:p>Verrà utilizzato Swagger OpenAPI per la documentazione dell'Api RES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1</text:p>
          </table:table-cell>
          <table:table-cell office:value-type="string" table:style-name="ce1">
            <text:p>Le date saranno memorizzate nel pattern: YYYY-MM-DD HH-MI-S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2</text:p>
          </table:table-cell>
          <table:table-cell office:value-type="string" table:style-name="ce1">
            <text:p>L'username deve contenere almeno 4 caratte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3</text:p>
          </table:table-cell>
          <table:table-cell office:value-type="string" table:style-name="ce1">
            <text:p>La password deve contenere almeno 6 caratteri di cui almeno una cifr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4</text:p>
          </table:table-cell>
          <table:table-cell office:value-type="string" table:style-name="ce1">
            <text:p>Verrà utilizzato MQTT per la comunicazione con il sottoinsieme I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5</text:p>
          </table:table-cell>
          <table:table-cell office:value-type="string" table:style-name="ce1">
            <text:p>Il punto di contatto tra Frontend e Backend è dato da una API REST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Nicolò Marino</meta:initial-creator>
    <dc:creator>Nicolò Marino</dc:creator>
    <meta:creation-date>2015-06-05T18:17:20Z</meta:creation-date>
    <dc:date>2024-06-11T07:37:21Z</dc:date>
    <meta:print-date>2024-05-31T08:31:58Z</meta:print-date>
  </office:meta>
</office:document-meta>
</file>